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73.91pt"/>
    </style:style>
    <style:style style:name="co5" style:family="table-column">
      <style:table-column-properties fo:break-before="auto" style:column-width="38.04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122.94pt"/>
    </style:style>
    <style:style style:name="co11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7"/>
          <table:table-cell office:value-type="float" office:value="2.8224" calcext:value-type="float">
            <text:p>2.8224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float" office:value="535" calcext:value-type="float">
            <text:p>535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4278" calcext:value-type="float">
            <text:p>4278</text:p>
          </table:table-cell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E8]+[.E9]" office:value-type="float" office:value="4813" calcext:value-type="float">
            <text:p>4813</text:p>
          </table:table-cell>
          <table:table-cell table:formula="of:=[.F8]+[.F9]" office:value-type="float" office:value="235" calcext:value-type="float">
            <text:p>235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candidate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area (um^2)</text:p>
          </table:table-cell>
          <table:table-cell/>
          <table:table-cell office:value-type="string" calcext:value-type="string">
            <text:p>core latency</text:p>
          </table:table-cell>
          <table:table-cell office:value-type="string" calcext:value-type="string">
            <text:p>TPUT (Mbit/s)</text:p>
          </table:table-cell>
          <table:table-cell office:value-type="string" calcext:value-type="string">
            <text:p>Power (mW)</text:p>
          </table:table-cell>
          <table:table-cell office:value-type="string" calcext:value-type="string">
            <text:p>Total Energy(1000line*nJ)</text:p>
          </table:table-cell>
          <table:table-cell office:value-type="string" calcext:value-type="string">
            <text:p>total time in ps</text:p>
          </table:table-cell>
          <table:table-cell office:value-type="string" calcext:value-type="string">
            <text:p>clk period (ns)</text:p>
          </table:table-cell>
          <table:table-cell office:value-type="string" calcext:value-type="string">
            <text:p>num of blocks</text:p>
          </table:table-cell>
          <table:table-cell office:value-type="string" calcext:value-type="string">
            <text:p>energy per block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omulus</text:p>
          </table:table-cell>
          <table:table-cell office:value-type="string" calcext:value-type="string">
            <text:p>1-round, clock-gated</text:p>
          </table:table-cell>
          <table:table-cell office:value-type="string" calcext:value-type="string">
            <text:p>compile_ultra</text:p>
          </table:table-cell>
          <table:table-cell office:value-type="float" office:value="514" calcext:value-type="float">
            <text:p>514</text:p>
          </table:table-cell>
          <table:table-cell office:value-type="float" office:value="18764.020965" calcext:value-type="float">
            <text:p>18764.020965</text:p>
          </table:table-cell>
          <table:table-cell table:formula="of:=([.G16]/[.R16])" office:value-type="float" office:value="6648.25005846088" calcext:value-type="float">
            <text:p>6648.25005846088</text:p>
          </table:table-cell>
          <table:table-cell office:value-type="float" office:value="4.75" calcext:value-type="float">
            <text:p>4.75</text:p>
          </table:table-cell>
          <table:table-cell table:formula="of:=(9*128/[.I16]/[.F16]*1000)" office:value-type="float" office:value="471.841081302478" calcext:value-type="float">
            <text:p>471.841081302478</text:p>
          </table:table-cell>
          <table:table-cell office:value-type="float" office:value="0.1288" calcext:value-type="float">
            <text:p>0.1288</text:p>
          </table:table-cell>
          <table:table-cell table:formula="of:=([.K16]*[.M16]/1000000)" office:value-type="float" office:value="3935.05896" calcext:value-type="float">
            <text:p>3935.05896</text:p>
          </table:table-cell>
          <table:table-cell office:value-type="float" office:value="30551700000" calcext:value-type="float">
            <text:p>305517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16]/[.O16]" office:value-type="float" office:value="0.817589644712238" calcext:value-type="float">
            <text:p>0.817589644712238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-round, no cg</text:p>
          </table:table-cell>
          <table:table-cell office:value-type="string" calcext:value-type="string">
            <text:p>compile_ultra</text:p>
          </table:table-cell>
          <table:table-cell office:value-type="float" office:value="514" calcext:value-type="float">
            <text:p>514</text:p>
          </table:table-cell>
          <table:table-cell office:value-type="float" office:value="19130.933009" calcext:value-type="float">
            <text:p>19130.933009</text:p>
          </table:table-cell>
          <table:table-cell table:formula="of:=([.G17]/[.R17])" office:value-type="float" office:value="6778.25007405045" calcext:value-type="float">
            <text:p>6778.25007405045</text:p>
          </table:table-cell>
          <table:table-cell office:value-type="float" office:value="5.19" calcext:value-type="float">
            <text:p>5.19</text:p>
          </table:table-cell>
          <table:table-cell table:formula="of:=(9*128/[.I17]/[.F17]*1000)" office:value-type="float" office:value="431.83913992038" calcext:value-type="float">
            <text:p>431.83913992038</text:p>
          </table:table-cell>
          <table:table-cell office:value-type="float" office:value="0.1343" calcext:value-type="float">
            <text:p>0.1343</text:p>
          </table:table-cell>
          <table:table-cell table:formula="of:=([.K17]*[.M17]/1000000)" office:value-type="float" office:value="4103.09331" calcext:value-type="float">
            <text:p>4103.09331</text:p>
          </table:table-cell>
          <table:table-cell office:value-type="float" office:value="30551700000" calcext:value-type="float">
            <text:p>305517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17]/[.O17]" office:value-type="float" office:value="0.852502246000416" calcext:value-type="float">
            <text:p>0.852502246000416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-round, no cg, register-stealing</text:p>
          </table:table-cell>
          <table:table-cell office:value-type="string" calcext:value-type="string">
            <text:p>compile_ultra</text:p>
          </table:table-cell>
          <table:table-cell office:value-type="float" office:value="514" calcext:value-type="float">
            <text:p>514</text:p>
          </table:table-cell>
          <table:table-cell office:value-type="float" office:value="16170.235345" calcext:value-type="float">
            <text:p>16170.235345</text:p>
          </table:table-cell>
          <table:table-cell table:formula="of:=([.G18]/[.R18])" office:value-type="float" office:value="5729.25005137472" calcext:value-type="float">
            <text:p>5729.25005137472</text:p>
          </table:table-cell>
          <table:table-cell office:value-type="float" office:value="3.49" calcext:value-type="float">
            <text:p>3.49</text:p>
          </table:table-cell>
          <table:table-cell table:formula="of:=(9*128/[.I18]/[.F18]*1000)" office:value-type="float" office:value="642.190583434605" calcext:value-type="float">
            <text:p>642.190583434605</text:p>
          </table:table-cell>
          <table:table-cell office:value-type="float" office:value="0.1232" calcext:value-type="float">
            <text:p>0.1232</text:p>
          </table:table-cell>
          <table:table-cell table:formula="of:=([.K18]*[.M18]/1000000)" office:value-type="float" office:value="3763.96944" calcext:value-type="float">
            <text:p>3763.96944</text:p>
          </table:table-cell>
          <table:table-cell office:value-type="float" office:value="30551700000" calcext:value-type="float">
            <text:p>305517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18]/[.O18]" office:value-type="float" office:value="0.782042268855184" calcext:value-type="float">
            <text:p>0.782042268855184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2-round, clock-gated</text:p>
          </table:table-cell>
          <table:table-cell office:value-type="string" calcext:value-type="string">
            <text:p>compile_ultra</text:p>
          </table:table-cell>
          <table:table-cell office:value-type="float" office:value="262" calcext:value-type="float">
            <text:p>262</text:p>
          </table:table-cell>
          <table:table-cell office:value-type="float" office:value="20284.589024" calcext:value-type="float">
            <text:p>20284.589024</text:p>
          </table:table-cell>
          <table:table-cell table:formula="of:=([.G20]/[.R20])" office:value-type="float" office:value="7187.00007936508" calcext:value-type="float">
            <text:p>7187.00007936508</text:p>
          </table:table-cell>
          <table:table-cell office:value-type="float" office:value="6.19" calcext:value-type="float">
            <text:p>6.19</text:p>
          </table:table-cell>
          <table:table-cell table:formula="of:=(9*128/[.I20]/[.F20]*1000)" office:value-type="float" office:value="710.330624375686" calcext:value-type="float">
            <text:p>710.330624375686</text:p>
          </table:table-cell>
          <table:table-cell office:value-type="float" office:value="0.1709" calcext:value-type="float">
            <text:p>0.1709</text:p>
          </table:table-cell>
          <table:table-cell table:formula="of:=([.K20]*[.M20]/1000000)" office:value-type="float" office:value="2668.85985" calcext:value-type="float">
            <text:p>2668.85985</text:p>
          </table:table-cell>
          <table:table-cell office:value-type="float" office:value="15616500000" calcext:value-type="float">
            <text:p>156165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20]/[.O20]" office:value-type="float" office:value="0.5545106690214" calcext:value-type="float">
            <text:p>0.5545106690214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-round, no cg</text:p>
          </table:table-cell>
          <table:table-cell office:value-type="string" calcext:value-type="string">
            <text:p>compile_ultra</text:p>
          </table:table-cell>
          <table:table-cell office:value-type="float" office:value="262" calcext:value-type="float">
            <text:p>262</text:p>
          </table:table-cell>
          <table:table-cell office:value-type="float" office:value="20676.902639" calcext:value-type="float">
            <text:p>20676.902639</text:p>
          </table:table-cell>
          <table:table-cell table:formula="of:=([.G21]/[.R21])" office:value-type="float" office:value="7326.0000846797" calcext:value-type="float">
            <text:p>7326.0000846797</text:p>
          </table:table-cell>
          <table:table-cell office:value-type="float" office:value="7.16" calcext:value-type="float">
            <text:p>7.16</text:p>
          </table:table-cell>
          <table:table-cell table:formula="of:=(9*128/[.I21]/[.F21]*1000)" office:value-type="float" office:value="614.098682246578" calcext:value-type="float">
            <text:p>614.098682246578</text:p>
          </table:table-cell>
          <table:table-cell office:value-type="float" office:value="0.1672" calcext:value-type="float">
            <text:p>0.1672</text:p>
          </table:table-cell>
          <table:table-cell table:formula="of:=([.K21]*[.M21]/1000000)" office:value-type="float" office:value="2611.0788" calcext:value-type="float">
            <text:p>2611.0788</text:p>
          </table:table-cell>
          <table:table-cell office:value-type="float" office:value="15616500000" calcext:value-type="float">
            <text:p>156165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21]/[.O21]" office:value-type="float" office:value="0.542505464367339" calcext:value-type="float">
            <text:p>0.542505464367339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-round, no cg, register-stealing</text:p>
          </table:table-cell>
          <table:table-cell office:value-type="string" calcext:value-type="string">
            <text:p>compile_ultra</text:p>
          </table:table-cell>
          <table:table-cell office:value-type="float" office:value="262" calcext:value-type="float">
            <text:p>262</text:p>
          </table:table-cell>
          <table:table-cell office:value-type="float" office:value="17822.750607" calcext:value-type="float">
            <text:p>17822.750607</text:p>
          </table:table-cell>
          <table:table-cell table:formula="of:=([.G22]/[.R22])" office:value-type="float" office:value="6314.75007334184" calcext:value-type="float">
            <text:p>6314.75007334184</text:p>
          </table:table-cell>
          <table:table-cell office:value-type="float" office:value="6.69" calcext:value-type="float">
            <text:p>6.69</text:p>
          </table:table-cell>
          <table:table-cell table:formula="of:=(9*128/[.I22]/[.F22]*1000)" office:value-type="float" office:value="657.241638996337" calcext:value-type="float">
            <text:p>657.241638996337</text:p>
          </table:table-cell>
          <table:table-cell office:value-type="float" office:value="0.1531" calcext:value-type="float">
            <text:p>0.1531</text:p>
          </table:table-cell>
          <table:table-cell table:formula="of:=([.K22]*[.M22]/1000000)" office:value-type="float" office:value="2390.88615" calcext:value-type="float">
            <text:p>2390.88615</text:p>
          </table:table-cell>
          <table:table-cell office:value-type="float" office:value="15616500000" calcext:value-type="float">
            <text:p>156165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22]/[.O22]" office:value-type="float" office:value="0.496755900685643" calcext:value-type="float">
            <text:p>0.496755900685643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3-round, clock-gated</text:p>
          </table:table-cell>
          <table:table-cell office:value-type="string" calcext:value-type="string">
            <text:p>compile_ultra</text:p>
          </table:table-cell>
          <table:table-cell office:value-type="float" office:value="181" calcext:value-type="float">
            <text:p>181</text:p>
          </table:table-cell>
          <table:table-cell office:value-type="float" office:value="27357.523598" calcext:value-type="float">
            <text:p>27357.523598</text:p>
          </table:table-cell>
          <table:table-cell table:formula="of:=([.G24]/[.R24])" office:value-type="float" office:value="9693.00014101474" calcext:value-type="float">
            <text:p>9693.00014101474</text:p>
          </table:table-cell>
          <table:table-cell office:value-type="float" office:value="9.58" calcext:value-type="float">
            <text:p>9.58</text:p>
          </table:table-cell>
          <table:table-cell table:formula="of:=(9*128/[.I24]/[.F24]*1000)" office:value-type="float" office:value="664.367524423581" calcext:value-type="float">
            <text:p>664.367524423581</text:p>
          </table:table-cell>
          <table:table-cell office:value-type="float" office:value="0.2949" calcext:value-type="float">
            <text:p>0.2949</text:p>
          </table:table-cell>
          <table:table-cell table:formula="of:=([.K24]*[.M24]/1000000)" office:value-type="float" office:value="3189.60891" calcext:value-type="float">
            <text:p>3189.60891</text:p>
          </table:table-cell>
          <table:table-cell office:value-type="float" office:value="10815900000" calcext:value-type="float">
            <text:p>108159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24]/[.O24]" office:value-type="float" office:value="0.662707024724704" calcext:value-type="float">
            <text:p>0.662707024724704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-round, no cg</text:p>
          </table:table-cell>
          <table:table-cell office:value-type="string" calcext:value-type="string">
            <text:p>compile_ultra</text:p>
          </table:table-cell>
          <table:table-cell office:value-type="float" office:value="181" calcext:value-type="float">
            <text:p>181</text:p>
          </table:table-cell>
          <table:table-cell office:value-type="float" office:value="27761.832411" calcext:value-type="float">
            <text:p>27761.832411</text:p>
          </table:table-cell>
          <table:table-cell table:formula="of:=([.G25]/[.R25])" office:value-type="float" office:value="9836.25014562075" calcext:value-type="float">
            <text:p>9836.25014562075</text:p>
          </table:table-cell>
          <table:table-cell office:value-type="float" office:value="9.21" calcext:value-type="float">
            <text:p>9.21</text:p>
          </table:table-cell>
          <table:table-cell table:formula="of:=(9*128/[.I25]/[.F25]*1000)" office:value-type="float" office:value="691.057642125722" calcext:value-type="float">
            <text:p>691.057642125722</text:p>
          </table:table-cell>
          <table:table-cell office:value-type="float" office:value="0.2874" calcext:value-type="float">
            <text:p>0.2874</text:p>
          </table:table-cell>
          <table:table-cell table:formula="of:=([.K25]*[.M25]/1000000)" office:value-type="float" office:value="3108.48966" calcext:value-type="float">
            <text:p>3108.48966</text:p>
          </table:table-cell>
          <table:table-cell office:value-type="float" office:value="10815900000" calcext:value-type="float">
            <text:p>108159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25]/[.O25]" office:value-type="float" office:value="0.645852827758155" calcext:value-type="float">
            <text:p>0.645852827758155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25287.293181" calcext:value-type="float">
            <text:p>25287.293181</text:p>
          </table:table-cell>
          <table:table-cell table:formula="of:=([.G26]/[.R26])" office:value-type="float" office:value="8959.5001349915" calcext:value-type="float">
            <text:p>8959.5001349915</text:p>
          </table:table-cell>
          <table:table-cell office:value-type="float" office:value="9.57" calcext:value-type="float">
            <text:p>9.57</text:p>
          </table:table-cell>
          <table:table-cell table:formula="of:=(9*128/[.I26]/[.F26]*1000)" office:value-type="float" office:value="665.061743362372" calcext:value-type="float">
            <text:p>665.061743362372</text:p>
          </table:table-cell>
          <table:table-cell office:value-type="float" office:value="0.2864" calcext:value-type="float">
            <text:p>0.2864</text:p>
          </table:table-cell>
          <table:table-cell table:formula="of:=([.K26]*[.M26]/1000000)" office:value-type="float" office:value="3097.67376" calcext:value-type="float">
            <text:p>3097.67376</text:p>
          </table:table-cell>
          <table:table-cell office:value-type="float" office:value="10815900000" calcext:value-type="float">
            <text:p>108159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26]/[.O26]" office:value-type="float" office:value="0.643605601495948" calcext:value-type="float">
            <text:p>0.643605601495948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4-round, clock-gated</text:p>
          </table:table-cell>
          <table:table-cell office:value-type="string" calcext:value-type="string">
            <text:p>compile_ultra</text:p>
          </table:table-cell>
          <table:table-cell office:value-type="float" office:value="136" calcext:value-type="float">
            <text:p>136</text:p>
          </table:table-cell>
          <table:table-cell office:value-type="float" office:value="31998.960499" calcext:value-type="float">
            <text:p>31998.960499</text:p>
          </table:table-cell>
          <table:table-cell table:formula="of:=([.G28]/[.R28])" office:value-type="float" office:value="11337.5001767999" calcext:value-type="float">
            <text:p>11337.5001767999</text:p>
          </table:table-cell>
          <table:table-cell office:value-type="float" office:value="12.89" calcext:value-type="float">
            <text:p>12.89</text:p>
          </table:table-cell>
          <table:table-cell table:formula="of:=(9*128/[.I28]/[.F28]*1000)" office:value-type="float" office:value="657.144161000319" calcext:value-type="float">
            <text:p>657.144161000319</text:p>
          </table:table-cell>
          <table:table-cell office:value-type="float" office:value="0.5021" calcext:value-type="float">
            <text:p>0.5021</text:p>
          </table:table-cell>
          <table:table-cell table:formula="of:=([.K28]*[.M28]/1000000)" office:value-type="float" office:value="4091.56269" calcext:value-type="float">
            <text:p>4091.56269</text:p>
          </table:table-cell>
          <table:table-cell office:value-type="float" office:value="8148900000" calcext:value-type="float">
            <text:p>81489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28]/[.O28]" office:value-type="float" office:value="0.850106521919801" calcext:value-type="float">
            <text:p>0.850106521919801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-round, no cg</text:p>
          </table:table-cell>
          <table:table-cell office:value-type="string" calcext:value-type="string">
            <text:p>compile_ultra</text:p>
          </table:table-cell>
          <table:table-cell office:value-type="float" office:value="136" calcext:value-type="float">
            <text:p>136</text:p>
          </table:table-cell>
          <table:table-cell office:value-type="float" office:value="32292.490133" calcext:value-type="float">
            <text:p>32292.490133</text:p>
          </table:table-cell>
          <table:table-cell table:formula="of:=([.G29]/[.R29])" office:value-type="float" office:value="11441.5001888464" calcext:value-type="float">
            <text:p>11441.5001888464</text:p>
          </table:table-cell>
          <table:table-cell office:value-type="float" office:value="11.56" calcext:value-type="float">
            <text:p>11.56</text:p>
          </table:table-cell>
          <table:table-cell table:formula="of:=(9*128/[.I29]/[.F29]*1000)" office:value-type="float" office:value="732.749847343782" calcext:value-type="float">
            <text:p>732.749847343782</text:p>
          </table:table-cell>
          <table:table-cell office:value-type="float" office:value="0.4762" calcext:value-type="float">
            <text:p>0.4762</text:p>
          </table:table-cell>
          <table:table-cell table:formula="of:=([.K29]*[.M29]/1000000)" office:value-type="float" office:value="3880.50618" calcext:value-type="float">
            <text:p>3880.50618</text:p>
          </table:table-cell>
          <table:table-cell office:value-type="float" office:value="8148900000" calcext:value-type="float">
            <text:p>81489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29]/[.O29]" office:value-type="float" office:value="0.806255179721587" calcext:value-type="float">
            <text:p>0.806255179721587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29345.904473" calcext:value-type="float">
            <text:p>29345.904473</text:p>
          </table:table-cell>
          <table:table-cell table:formula="of:=([.G30]/[.R30])" office:value-type="float" office:value="10397.5001675879" calcext:value-type="float">
            <text:p>10397.5001675879</text:p>
          </table:table-cell>
          <table:table-cell office:value-type="float" office:value="12.78" calcext:value-type="float">
            <text:p>12.78</text:p>
          </table:table-cell>
          <table:table-cell table:formula="of:=(9*128/[.I30]/[.F30]*1000)" office:value-type="float" office:value="662.800331400166" calcext:value-type="float">
            <text:p>662.800331400166</text:p>
          </table:table-cell>
          <table:table-cell office:value-type="float" office:value="0.4729" calcext:value-type="float">
            <text:p>0.4729</text:p>
          </table:table-cell>
          <table:table-cell table:formula="of:=([.K30]*[.M30]/1000000)" office:value-type="float" office:value="3853.61481" calcext:value-type="float">
            <text:p>3853.61481</text:p>
          </table:table-cell>
          <table:table-cell office:value-type="float" office:value="8148900000" calcext:value-type="float">
            <text:p>81489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30]/[.O30]" office:value-type="float" office:value="0.80066794307085" calcext:value-type="float">
            <text:p>0.80066794307085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unrolled, no ig, no cg</text:p>
          </table:table-cell>
          <table:table-cell office:value-type="string" calcext:value-type="string">
            <text:p>compile -exact_map -area_effort high</text:p>
          </table:table-cell>
          <table:table-cell office:value-type="float" office:value="19" calcext:value-type="float">
            <text:p>19</text:p>
          </table:table-cell>
          <table:table-cell office:value-type="float" office:value="192191.332448" calcext:value-type="float">
            <text:p>192191.332448</text:p>
          </table:table-cell>
          <table:table-cell table:formula="of:=([.G33]/[.R33])" office:value-type="float" office:value="68095.0015759637" calcext:value-type="float">
            <text:p>68095.0015759637</text:p>
          </table:table-cell>
          <table:table-cell office:value-type="float" office:value="80.65" calcext:value-type="float">
            <text:p>80.65</text:p>
          </table:table-cell>
          <table:table-cell table:formula="of:=(9*128/[.I33]/[.F33]*1000)" office:value-type="float" office:value="751.786471759063" calcext:value-type="float">
            <text:p>751.786471759063</text:p>
          </table:table-cell>
          <table:table-cell office:value-type="float" office:value="26.4801" calcext:value-type="float">
            <text:p>26.4801</text:p>
          </table:table-cell>
          <table:table-cell table:formula="of:=([.K33]*[.M33]/1000000)" office:value-type="float" office:value="3151.1319" calcext:value-type="float">
            <text:p>3151.1319</text:p>
          </table:table-cell>
          <table:table-cell office:value-type="float" office:value="119000000" calcext:value-type="float">
            <text:p>119000000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table:formula="of:=[.L33]/[.O33]" office:value-type="float" office:value="13.4090719148936" calcext:value-type="float">
            <text:p>13.4090719148936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rolled, ig, no cg</text:p>
          </table:table-cell>
          <table:table-cell office:value-type="string" calcext:value-type="string">
            <text:p>compile -exact_map -area_effort high</text:p>
          </table:table-cell>
          <table:table-cell office:value-type="float" office:value="19" calcext:value-type="float">
            <text:p>19</text:p>
          </table:table-cell>
          <table:table-cell office:value-type="float" office:value="223749.999088" calcext:value-type="float">
            <text:p>223749.999088</text:p>
          </table:table-cell>
          <table:table-cell table:formula="of:=([.G34]/[.R34])" office:value-type="float" office:value="79276.5019444444" calcext:value-type="float">
            <text:p>79276.5019444444</text:p>
          </table:table-cell>
          <table:table-cell office:value-type="float" office:value="88.69" calcext:value-type="float">
            <text:p>88.69</text:p>
          </table:table-cell>
          <table:table-cell table:formula="of:=(9*128/[.I34]/[.F34]*1000)" office:value-type="float" office:value="683.634896238228" calcext:value-type="float">
            <text:p>683.634896238228</text:p>
          </table:table-cell>
          <table:table-cell office:value-type="float" office:value="4.5132" calcext:value-type="float">
            <text:p>4.5132</text:p>
          </table:table-cell>
          <table:table-cell table:formula="of:=([.K34]*[.M34]/1000000)" office:value-type="float" office:value="537.0708" calcext:value-type="float">
            <text:p>537.0708</text:p>
          </table:table-cell>
          <table:table-cell office:value-type="float" office:value="119000000" calcext:value-type="float">
            <text:p>119000000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table:formula="of:=[.L34]/[.O34]" office:value-type="float" office:value="2.28540765957447" calcext:value-type="float">
            <text:p>2.28540765957447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rolled, no ig, cg</text:p>
          </table:table-cell>
          <table:table-cell office:value-type="string" calcext:value-type="string">
            <text:p>compile -exact_map -area_effort high</text:p>
          </table:table-cell>
          <table:table-cell office:value-type="float" office:value="19" calcext:value-type="float">
            <text:p>19</text:p>
          </table:table-cell>
          <table:table-cell office:value-type="float" office:value="191571.110119" calcext:value-type="float">
            <text:p>191571.110119</text:p>
          </table:table-cell>
          <table:table-cell table:formula="of:=([.G35]/[.R35])" office:value-type="float" office:value="67875.2516011196" calcext:value-type="float">
            <text:p>67875.2516011196</text:p>
          </table:table-cell>
          <table:table-cell office:value-type="float" office:value="80.59" calcext:value-type="float">
            <text:p>80.59</text:p>
          </table:table-cell>
          <table:table-cell/>
          <table:table-cell office:value-type="float" office:value="26.4952" calcext:value-type="float">
            <text:p>26.4952</text:p>
          </table:table-cell>
          <table:table-cell table:formula="of:=([.K35]*[.M35]/1000000)" office:value-type="float" office:value="3152.9288" calcext:value-type="float">
            <text:p>3152.9288</text:p>
          </table:table-cell>
          <table:table-cell office:value-type="float" office:value="119000000" calcext:value-type="float">
            <text:p>1190000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rolled, ig, cg</text:p>
          </table:table-cell>
          <table:table-cell office:value-type="string" calcext:value-type="string">
            <text:p>compile -exact_map -area_effort high</text:p>
          </table:table-cell>
          <table:table-cell office:value-type="float" office:value="19" calcext:value-type="float">
            <text:p>19</text:p>
          </table:table-cell>
          <table:table-cell office:value-type="float" office:value="223129.776759" calcext:value-type="float">
            <text:p>223129.776759</text:p>
          </table:table-cell>
          <table:table-cell table:formula="of:=([.G36]/[.R36])" office:value-type="float" office:value="79056.7519696003" calcext:value-type="float">
            <text:p>79056.7519696003</text:p>
          </table:table-cell>
          <table:table-cell office:value-type="float" office:value="88.62" calcext:value-type="float">
            <text:p>88.62</text:p>
          </table:table-cell>
          <table:table-cell/>
          <table:table-cell office:value-type="float" office:value="4.498" calcext:value-type="float">
            <text:p>4.498</text:p>
          </table:table-cell>
          <table:table-cell table:formula="of:=([.K36]*[.M36]/1000000)" office:value-type="float" office:value="535.262" calcext:value-type="float">
            <text:p>535.262</text:p>
          </table:table-cell>
          <table:table-cell office:value-type="float" office:value="119000000" calcext:value-type="float">
            <text:p>1190000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.8224" calcext:value-type="float">
            <text:p>2.8224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omulus</text:p>
          </table:table-cell>
          <table:table-cell office:value-type="string" calcext:value-type="string">
            <text:p>threshold, 1-round, cg, register-stealing</text:p>
          </table:table-cell>
          <table:table-cell office:value-type="string" calcext:value-type="string">
            <text:p>compile_ultra</text:p>
          </table:table-cell>
          <table:table-cell office:value-type="float" office:value="2056" calcext:value-type="float">
            <text:p>2056</text:p>
          </table:table-cell>
          <table:table-cell office:value-type="float" office:value="37963.397486" calcext:value-type="float">
            <text:p>37963.397486</text:p>
          </table:table-cell>
          <table:table-cell table:formula="of:=([.G40]/[.R40])" office:value-type="float" office:value="13450.7502430556" calcext:value-type="float">
            <text:p>13450.7502430556</text:p>
          </table:table-cell>
          <table:table-cell office:value-type="float" office:value="4.31" calcext:value-type="float">
            <text:p>4.31</text:p>
          </table:table-cell>
          <table:table-cell table:formula="of:=(9*128/[.I40]/[.F40]*1000)" office:value-type="float" office:value="130.002618108281" calcext:value-type="float">
            <text:p>130.002618108281</text:p>
          </table:table-cell>
          <table:table-cell office:value-type="float" office:value="0.1865" calcext:value-type="float">
            <text:p>0.1865</text:p>
          </table:table-cell>
          <table:table-cell table:formula="of:=([.K40]*[.M40]/1000000)" office:value-type="float" office:value="22410.38085" calcext:value-type="float">
            <text:p>22410.38085</text:p>
          </table:table-cell>
          <table:table-cell office:value-type="float" office:value="120162900000" calcext:value-type="float">
            <text:p>1201629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40]/[.O40]" office:value-type="float" office:value="4.65621875129857" calcext:value-type="float">
            <text:p>4.65621875129857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orkae</text:p>
          </table:table-cell>
          <table:table-cell office:value-type="string" calcext:value-type="string">
            <text:p>thrs, 1-r, cg</text:p>
          </table:table-cell>
          <table:table-cell office:value-type="string" calcext:value-type="string">
            <text:p>compile_ultra</text:p>
          </table:table-cell>
          <table:table-cell office:value-type="float" office:value="3008" calcext:value-type="float">
            <text:p>3008</text:p>
          </table:table-cell>
          <table:table-cell office:value-type="float" office:value="48002.674181" calcext:value-type="float">
            <text:p>48002.674181</text:p>
          </table:table-cell>
          <table:table-cell table:formula="of:=([.G42]/[.R42])" office:value-type="float" office:value="17007.7502058532" calcext:value-type="float">
            <text:p>17007.7502058532</text:p>
          </table:table-cell>
          <table:table-cell office:value-type="float" office:value="5" calcext:value-type="float">
            <text:p>5</text:p>
          </table:table-cell>
          <table:table-cell table:formula="of:=(9*128/[.I42]/[.F42]*1000)" office:value-type="float" office:value="76.5957446808511" calcext:value-type="float">
            <text:p>76.5957446808511</text:p>
          </table:table-cell>
          <table:table-cell office:value-type="float" office:value="0.2483" calcext:value-type="float">
            <text:p>0.2483</text:p>
          </table:table-cell>
          <table:table-cell table:formula="of:=([.K42]*[.M42]/1000000)" office:value-type="float" office:value="39965.97072" calcext:value-type="float">
            <text:p>39965.97072</text:p>
          </table:table-cell>
          <table:table-cell office:value-type="float" office:value="160958400000" calcext:value-type="float">
            <text:p>16095840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42]/[.O42]" office:value-type="float" office:value="8.30375456472055" calcext:value-type="float">
            <text:p>8.30375456472055</text:p>
          </table:table-cell>
          <table:table-cell/>
          <table:table-cell office:value-type="float" office:value="2.8224" calcext:value-type="float">
            <text:p>2.822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kinny-aead</text:p>
          </table:table-cell>
          <table:table-cell table:number-columns-repeated="2"/>
          <table:table-cell office:value-type="float" office:value="2240" calcext:value-type="float">
            <text:p>2240</text:p>
          </table:table-cell>
          <table:table-cell office:value-type="float" office:value="52216.517728" calcext:value-type="float">
            <text:p>52216.517728</text:p>
          </table:table-cell>
          <table:table-cell table:formula="of:=([.G44]/[.R44])" office:value-type="float" office:value="18500.7503287982" calcext:value-type="float">
            <text:p>18500.7503287982</text:p>
          </table:table-cell>
          <table:table-cell office:value-type="float" office:value="5.54" calcext:value-type="float">
            <text:p>5.54</text:p>
          </table:table-cell>
          <table:table-cell table:formula="of:=(9*128/[.I44]/[.F44]*1000)" office:value-type="float" office:value="92.8313563692625" calcext:value-type="float">
            <text:p>92.8313563692625</text:p>
          </table:table-cell>
          <table:table-cell office:value-type="float" office:value="0.2264" calcext:value-type="float">
            <text:p>0.2264</text:p>
          </table:table-cell>
          <table:table-cell table:formula="of:=([.K44]*[.M44]/1000000)" office:value-type="float" office:value="29525.08436" calcext:value-type="float">
            <text:p>29525.08436</text:p>
          </table:table-cell>
          <table:table-cell office:value-type="float" office:value="130411150000" calcext:value-type="float">
            <text:p>130411150000</text:p>
          </table:table-cell>
          <table:table-cell office:value-type="float" office:value="100" calcext:value-type="float">
            <text:p>100</text:p>
          </table:table-cell>
          <table:table-cell office:value-type="float" office:value="4813" calcext:value-type="float">
            <text:p>4813</text:p>
          </table:table-cell>
          <table:table-cell table:formula="of:=[.L44]/[.O44]" office:value-type="float" office:value="6.13444511946811" calcext:value-type="float">
            <text:p>6.13444511946811</text:p>
          </table:table-cell>
          <table:table-cell/>
          <table:table-cell office:value-type="float" office:value="2.8224" calcext:value-type="float">
            <text:p>2.8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02:30:58.267622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0T02:33:34.082818809</dc:date>
    <meta:editing-duration>PT4H5M48S</meta:editing-duration>
    <meta:editing-cycles>20</meta:editing-cycles>
    <meta:document-statistic meta:table-count="1" meta:cell-count="278" meta:object-count="0"/>
  </office:meta>
</office:document-meta>
</file>